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office:forms form:automatic-focus="false" form:apply-design-mode="false"/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699.13" calcext:value-type="float">
            <text:p>699.1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49.39" calcext:value-type="float">
            <text:p>49.3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0.76" calcext:value-type="float">
            <text:p>10.7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 table:number-rows-repeated="104833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17.97" calcext:value-type="float">
            <text:p>17.97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3.52" calcext:value-type="float">
            <text:p>3.52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4.35" calcext:value-type="float">
            <text:p>4.35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6.3" calcext:value-type="float">
            <text:p>6.3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2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23:25:19.60197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03T23:45:43.538058059</dc:date>
    <meta:editing-duration>PT10H17M4S</meta:editing-duration>
    <meta:editing-cycles>76</meta:editing-cycles>
    <meta:generator>LibreOffice/4.4.4.3$Linux_x86 LibreOffice_project/40m0$Build-3</meta:generator>
    <meta:document-statistic meta:table-count="6" meta:cell-count="36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